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FieldMaxValueIncrementerTests.postgres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FieldMaxValueIncrementerTests.oracle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FieldMaxValueIncrementerTests.mySQL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ataFieldMaxValueIncrementerTests.hana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FieldMaxValueIncrementerTests.mariaDB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FieldMaxValueIncrementerTests.hsqlMaxValueIncrementerWithDeleteSpecific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taFieldMaxValueIncrementerTests.sqlServer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FieldMaxValueIncrementerTests.hsql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